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25-09-24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3792" calcext:value-type="float">
            <text:p>69.9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25-06-2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3312" calcext:value-type="float">
            <text:p>69.9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25-03-27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2352" calcext:value-type="float">
            <text:p>69.8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24-11-08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7592" calcext:value-type="float">
            <text:p>69.8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24-10-03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3208" calcext:value-type="float">
            <text:p>69.8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24-06-2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6632" calcext:value-type="float">
            <text:p>69.8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24-01-19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23-11-07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5672" calcext:value-type="float">
            <text:p>69.7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23-07-18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2352" calcext:value-type="float">
            <text:p>69.8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23-04-13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1768" calcext:value-type="float">
            <text:p>69.7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23-02-13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4816" calcext:value-type="float">
            <text:p>69.7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22-09-2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9784" calcext:value-type="float">
            <text:p>69.8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22-07-22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2728" calcext:value-type="float">
            <text:p>69.8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22-04-11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6528" calcext:value-type="float">
            <text:p>69.7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22-01-13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4064" calcext:value-type="float">
            <text:p>69.8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21-11-18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5776" calcext:value-type="float">
            <text:p>69.8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21-07-01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396" calcext:value-type="float">
            <text:p>69.7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21-03-2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7008" calcext:value-type="float">
            <text:p>69.7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20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2248" calcext:value-type="float">
            <text:p>69.8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20-07-15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2624" calcext:value-type="float">
            <text:p>69.7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20-01-08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5088" calcext:value-type="float">
            <text:p>69.6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19-10-1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9952" calcext:value-type="float">
            <text:p>69.7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19-07-17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4336" calcext:value-type="float">
            <text:p>69.7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19-03-2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6904" calcext:value-type="float">
            <text:p>69.7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19-01-31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824" calcext:value-type="float">
            <text:p>69.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18-10-15 2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6528" calcext:value-type="float">
            <text:p>69.7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18-07-0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0432" calcext:value-type="float">
            <text:p>69.7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18-04-13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6048" calcext:value-type="float">
            <text:p>69.7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18-01-11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0808" calcext:value-type="float">
            <text:p>69.7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17-10-3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3752" calcext:value-type="float">
            <text:p>69.6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17-07-25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0328" calcext:value-type="float">
            <text:p>69.6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17-04-2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5088" calcext:value-type="float">
            <text:p>69.6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16-12-14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5088" calcext:value-type="float">
            <text:p>69.6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16-09-14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204" calcext:value-type="float">
            <text:p>69.6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16-06-30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6424" calcext:value-type="float">
            <text:p>69.6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16-03-23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9368" calcext:value-type="float">
            <text:p>69.6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15-12-30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0224" calcext:value-type="float">
            <text:p>69.6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15-09-09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8032" calcext:value-type="float">
            <text:p>69.5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15-04-20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9264" calcext:value-type="float">
            <text:p>69.5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15-02-05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2792" calcext:value-type="float">
            <text:p>69.5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14-11-06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4984" calcext:value-type="float">
            <text:p>69.5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14-06-10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964" calcext:value-type="float">
            <text:p>69.5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14-02-10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0016" calcext:value-type="float">
            <text:p>69.4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14-01-15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7928" calcext:value-type="float">
            <text:p>69.5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13-10-25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1352" calcext:value-type="float">
            <text:p>69.4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13-06-19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12-06-18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0392" calcext:value-type="float">
            <text:p>69.4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12-01-0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6112" calcext:value-type="float">
            <text:p>69.4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11-08-29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9912" calcext:value-type="float">
            <text:p>69.3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11-05-17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6384" calcext:value-type="float">
            <text:p>69.3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10-11-0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184" calcext:value-type="float">
            <text:p>69.2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09-10-16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09-06-15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09-02-06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08-10-1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08-07-0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06-10-2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06-04-24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05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05-08-0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4</text:p>
          </table:table-cell>
          <table:table-cell office:value-type="string" calcext:value-type="string">
            <text:p>05 144-10.67X05.72 (4) [OW-3C (Deep)]</text:p>
          </table:table-cell>
          <table:table-cell office:value-type="string" calcext:value-type="string">
            <text:p>2005-02-17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768" calcext:value-type="float">
            <text:p>69.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